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ispense d'empêchement de MARIAGE DE</text:p>
      <text:p text:style-name="P2"/>
      <text:p text:style-name="P6">GARNIER Michel</text:p>
      <text:p text:style-name="P6">&amp;</text:p>
      <text:p text:style-name="P6">HUBERT Elisabeth</text:p>
      <text:p text:style-name="P4">03/02/1752</text:p>
      <text:p text:style-name="P4"/>
      <text:p text:style-name="P2">Mdispense448_449</text:p>
      <text:p text:style-name="P1"/>
      <text:p text:style-name="P1"/>
      <text:p text:style-name="P1"/>
      <text:p text:style-name="P3">Transcription</text:p>
      <text:p text:style-name="P5"/>
      <text:p text:style-name="P9">L'an mil sept cent cinquante deux, le trois février, pardevan nous Nicolas REGNAULT vicaire général et officiel de Paris sont comparus Michel GARNIER garçon majeurfrotteur chez Mgr Le Duc de Chartres demeurant à St Cloud et Elisabeth HUBERT fille mineure procédante sous l'autorité et assistée d'André HUBERT son pere demeurant à Seaux domaine diocese de Paris, étant tous cejourd'huy en cette ville. Lesquels nous ont soumis entre ….. une requeste par eux présentée à Monseigneur l'Archevèque <text:s/>à l'effet d'être dispensés sur l’empêchement a leur mariage provenant de Consanguinité, sur laquelle requeste nous aurions mis notre ordonnance … ils nous ont requis l'ex.... offr.... D... administrés témoins et ont signé</text:p>
      <text:p text:style-name="P9"><text:s/></text:p>
      <text:p text:style-name="P9">signé : Hubert, Garnier, Elisabet Huber</text:p>
      <text:p text:style-name="P9"/>
      <text:p text:style-name="P9">A quy obtempérant avons a l'instant requis le supliant de son nom surnom âge qualité ….....a dit s'appeler Michel GARNIER, âge de vingt neuf ans frotteur chez Mgr le Duc de Chartres … a St Cloud. </text:p>
      <text:p text:style-name="P9">Enquis quel empêchement les oblige a demander dispense a dit qu'ils sont parents au quatrième degré de consanguinité suivant la généalogie cy après qu'il affirme véritable :</text:p>
      <text:p text:style-name="P9"><text:s text:c="14"/>Jean Brulé</text:p>
      <text:p text:style-name="P9">1- Marie Brulé Femme Courtois <text:s text:c="17"/>1- Thibault Brulé</text:p>
      <text:p text:style-name="P9">2- Claude Courtois <text:s text:c="38"/>2- Marie Brulé Femme Garnier</text:p>
      <text:p text:style-name="P9">3- Madelaine Courtois femme Hubert <text:s text:c="8"/>3- Michel Garnier</text:p>
      <text:p text:style-name="P9">4- Elisabeth Hubert <text:s text:c="37"/>4- Michel Garnier</text:p>
      <text:p text:style-name="P9"/>
      <text:p text:style-name="P9">Enquis quelle raisons les obligent a faire ce Mariage. A dit que la petitesse du lieu de ….. dont il est natif et vu la …...demeure fait que la plupart des habitants du dit lieu leur …........</text:p>
      <text:p text:style-name="P9">… que la ….. de pouvoir ….......... : que d'ailleurs depuis plus de quatre ans..... ils le recherchent en mariage ce qui a elogné les parties de la …. de maniere quelle …............................. établissements si ce mariage ne le faisais </text:p>
      <text:p text:style-name="P9">Enquis pourquoy ils .. pas ….pere et …... dispense a dit qu'ils n'ont pas le moyen d'en faire les frais étant par .. ne vivant que de leur travail et industrie.</text:p>
      <text:p text:style-name="P9">Enquis s'il fait profession de la religion catholique apostolique et romaine a dit que ouy</text:p>
      <text:p text:style-name="P9">Lecture faitte a persisté et signé</text:p>
      <text:p text:style-name="P9"><text:soft-page-break/>Avons pareillement enquis la suplicite de ses noms surnoms âge qualité et demeure après ….</text:p>
      <text:p text:style-name="P9">A dit s'appeller Elisabeth HUBERT, fille âgée de dix huit ans demeurant à Sceux du maine.</text:p>
      <text:p text:style-name="P9">Enquise quel empêchement les oblige a demander dispense </text:p>
      <text:p text:style-name="P9">a dit qu'ils sont parents au quatrieme degré de consanguinité suivant la généalogie de <text:s/>l'autre part qu'elle affirme véritable</text:p>
      <text:p text:style-name="P9">Enquise quelles raisons les oblige a faire ce mariage</text:p>
      <text:p text:style-name="P9">a dit que la petitesse du lieu de Sceaux dont le suplicite est natif …... sa famille demeura ainsy qu'elle repondante fais que la plupart des habitans du dit lieu … sont parents ou alliés laquelle ne pouvoir …. difficilement sy marier a d'autres …... plus proches ; que dailleurs depuis plus de quatre ans ils ..rechercheur en vaï des mariages...... éloigné d'elle . Les partis qui auraient pû se présenter de sorte que si ce mariage ne se faisais elle courerait risque de rester sous établissement.</text:p>
      <text:p text:style-name="P9">Enquise pourquoy ils n'ont pas recouru a …. pour obtenir dispense</text:p>
      <text:p text:style-name="P9">A dit qu'ils n'ont pas les moyens d'en faire les frais étant pauvre et ne vivant que de leur travail et industrie.</text:p>
      <text:p text:style-name="P9">Enquise si elle fait profession de la religion catholique apostolique et romaine </text:p>
      <text:p text:style-name="P9">a dit qu'ouy</text:p>
      <text:p text:style-name="P9">Lecture faitte a persité et signé</text:p>
      <text:p text:style-name="P9"/>
      <text:p text:style-name="P9">Sont aussi comparus Michel GARNIER âgé de Cinquante deux ans, vigneron, demeurant à Sceaux, Jean Baptiste LEBLANC âgé de vingt neuf ans, valet de pied de <text:s/>Mgr le duc de Chartres demeurant à St Cloud, étant tous deux cejourd'hui en cette ville ; et jean DORLEANS âgé de quarante xi ans, graveur demeurant à Paris rue St Jacques, paroisse St Benois ; lesquels après …. chacun d'eux …, et promis … celui ….. vérité, lecture faitte de la ditte requeste on dis bien connaître les Supliants et savoir qu'ils sont pauvre ne viant que de leur travail et industrie et hors d'état de faire les frais d'une dispense en …....... mariage provenant de ce qu'ils son parents au quatrieme degré de consanguinité suivant la généalogie des autres partis qu'ils affirment véritables ; qu'il y a nécessité de faire le dit mariage de par la raison que la petitesse du lieu de … sont le suppliant <text:s/>est ….... la famille ainsy que la supliante fais que la … des habitant leur son parents ou alliés et qu'elle ne pouvait que …. officiellement s'y marier ….. qu'a des parents plus proche ; que d'ailleurs depuis plus de quatre ans ils recherchent... de mariage …............. de sorte que s'il ne se faisait elle courrerait risque de rester sous établissement comme aussi … qu'ils sont libre …........ mariage que leurs parents y consentent ; qu'il n'y a entre eux aucun autre empêchement canonique ou civil et qu'ils font l'un et l'autre profession de la religion catholique apostolique et romaine</text:p>
      <text:p text:style-name="P9">Lecture faitte de leur déclaration, on dit elle contient la vérité y ont persisté et signé</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4T15:41:58.88</dc:date>
    <meta:creation-date>2004-03-05T13:27:27.14</meta:creation-date>
    <meta:initial-creator> </meta:initial-creator>
    <meta:print-date>2004-12-11T11:10:47.42</meta:print-date>
    <meta:generator>OpenOffice/4.1.7$Win32 OpenOffice.org_project/417m1$Build-9800</meta:generator>
    <meta:editing-duration>PT1H57M8S</meta:editing-duration>
    <meta:editing-cycles>47</meta:editing-cycles>
    <meta:document-statistic meta:table-count="0" meta:image-count="0" meta:object-count="0" meta:page-count="2" meta:paragraph-count="35" meta:word-count="833" meta:character-count="5046"/>
  </office:meta>
</office:document-meta>
</file>